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79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88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2" style:family="paragraph" style:parent-style-name="Exalted" style:list-style-name="WWNum1"/>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text-align="end" style:justify-single-word="false"/>
    </style:style>
    <style:style style:name="P5"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6" style:family="paragraph" style:parent-style-name="Exalted">
      <style:paragraph-properties fo:margin-top="0in" fo:margin-bottom="0in" style:contextual-spacing="false" fo:line-height="100%"/>
    </style:style>
    <style:style style:name="P7" style:family="paragraph" style:parent-style-name="Exalted">
      <style:paragraph-properties fo:margin-top="0in" fo:margin-bottom="0in" style:contextual-spacing="false" fo:line-height="100%" fo:text-align="center" style:justify-single-word="false"/>
    </style:style>
    <style:style style:name="P8" style:family="paragraph" style:parent-style-name="Exalted">
      <style:paragraph-properties fo:margin-top="0in" fo:margin-bottom="0in" style:contextual-spacing="false" fo:line-height="100%" fo:orphans="0" fo:widows="0"/>
    </style:style>
    <style:style style:name="P9"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0" style:family="paragraph" style:parent-style-name="Exalted" style:list-style-name="WWNum1">
      <style:paragraph-properties fo:margin-top="0in" fo:margin-bottom="0in" style:contextual-spacing="false"/>
    </style:style>
    <style:style style:name="P11" style:family="paragraph" style:parent-style-name="Exalted">
      <style:paragraph-properties fo:margin-top="0in" fo:margin-bottom="0.0555in" style:contextual-spacing="false" fo:line-height="100%"/>
    </style:style>
    <style:style style:name="P12" style:family="paragraph" style:parent-style-name="Exalted">
      <style:paragraph-properties fo:margin-top="0in" fo:margin-bottom="0.139in" style:contextual-spacing="false" fo:line-height="100%"/>
    </style:style>
    <style:style style:name="P13" style:family="paragraph" style:parent-style-name="Exalted">
      <style:paragraph-properties fo:margin-top="0in" fo:margin-bottom="0.139in" style:contextual-spacing="false" fo:line-height="100%" fo:orphans="0" fo:widows="0"/>
    </style:style>
    <style:style style:name="P14" style:family="paragraph" style:parent-style-name="Exalted" style:list-style-name="WWNum1">
      <style:paragraph-properties fo:margin-top="0in" fo:margin-bottom="0.139in" style:contextual-spacing="false" fo:line-height="100%"/>
    </style:style>
    <style:style style:name="P15"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6" style:family="paragraph" style:parent-style-name="Exalted">
      <style:paragraph-properties fo:margin-left="0.1252in" fo:margin-right="0in" fo:text-align="start" style:justify-single-word="false" fo:text-indent="0in" style:auto-text-indent="false"/>
    </style:style>
    <style:style style:name="P17" style:family="paragraph" style:parent-style-name="Exalted">
      <style:paragraph-properties fo:margin-left="0.1874in" fo:margin-right="0in" fo:margin-top="0in" fo:margin-bottom="0.139in" style:contextual-spacing="false" fo:line-height="100%" fo:orphans="0" fo:widows="0" fo:hyphenation-ladder-count="no-limit" fo:text-indent="0in" style:auto-text-indent="false" style:punctuation-wrap="hanging" style:writing-mode="lr-tb"/>
      <style:text-properties fo:hyphenate="false" fo:hyphenation-remain-char-count="2" fo:hyphenation-push-char-count="2" loext:hyphenation-no-caps="false"/>
    </style:style>
    <style:style style:name="P18" style:family="paragraph" style:parent-style-name="Exalted">
      <style:paragraph-properties fo:margin-left="0in" fo:margin-right="0in" fo:margin-top="0in" fo:margin-bottom="0.139in" style:contextual-spacing="false" fo:line-height="100%" fo:text-indent="0in" style:auto-text-indent="false"/>
    </style:style>
    <style:style style:name="P19" style:family="paragraph" style:parent-style-name="Exalted">
      <style:paragraph-properties fo:margin-left="0.25in" fo:margin-right="0in" fo:margin-top="0in" fo:margin-bottom="0.139in" style:contextual-spacing="false" fo:line-height="100%" fo:text-indent="0in" style:auto-text-indent="false"/>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Heading_20_2">
      <style:paragraph-properties fo:text-align="start" style:justify-single-word="false"/>
    </style:style>
    <style:style style:name="P22" style:family="paragraph" style:parent-style-name="Heading_20_2">
      <style:paragraph-properties fo:margin-top="0in" fo:margin-bottom="0in" style:contextual-spacing="false" fo:line-height="100%"/>
    </style:style>
    <style:style style:name="P23" style:family="paragraph" style:parent-style-name="Heading_20_3">
      <style:paragraph-properties fo:text-align="start" style:justify-single-word="false"/>
    </style:style>
    <style:style style:name="P24" style:family="paragraph" style:parent-style-name="Heading_20_4">
      <style:paragraph-properties fo:text-align="start" style:justify-single-word="false"/>
    </style:style>
    <style:style style:name="P25" style:family="paragraph" style:parent-style-name="Heading_20_5">
      <style:paragraph-properties fo:margin-top="0in" fo:margin-bottom="0.139in" style:contextual-spacing="false" fo:line-height="100%"/>
    </style:style>
    <style:style style:name="P26" style:family="paragraph" style:parent-style-name="Standard">
      <style:paragraph-properties fo:margin-top="0in" fo:margin-bottom="0.0835in" style:contextual-spacing="false"/>
    </style:style>
    <style:style style:name="P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31" style:family="paragraph" style:parent-style-name="Table_20_Heading">
      <style:paragraph-properties fo:margin-top="0.0402in" fo:margin-bottom="0.0799in" style:contextual-spacing="false" fo:orphans="0" fo:widows="0"/>
    </style:style>
    <style:style style:name="P32" style:family="paragraph" style:parent-style-name="Table_20_Heading">
      <style:paragraph-properties fo:margin-top="0.0402in" fo:margin-bottom="0.0799in" style:contextual-spacing="false" fo:orphans="0" fo:widows="0" fo:keep-with-next="always"/>
    </style:style>
    <style:style style:name="T1" style:family="text">
      <style:text-properties fo:font-size="24pt" style:font-size-asian="24pt" style:font-size-complex="24pt"/>
    </style:style>
    <style:style style:name="T2"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3" style:family="text">
      <style:text-properties fo:color="#980000" loext:opacity="100%" style:font-name="Modern Antiqua" fo:font-weight="bold" style:font-name-asian="Modern Antiqua1" style:font-weight-asian="bold" style:font-name-complex="Modern Antiqua1"/>
    </style:style>
    <style:style style:name="T4" style:family="text">
      <style:text-properties fo:font-weight="bold" style:font-weight-asian="bold"/>
    </style:style>
    <style:style style:name="T5" style:family="text">
      <style:text-properties style:font-size-complex="10pt" style:font-style-complex="normal" style:font-weight-complex="bold"/>
    </style:style>
    <style:style style:name="T6" style:family="text">
      <style:text-properties style:font-name="Droid Serif" fo:font-size="11pt" fo:font-weight="bold" style:font-name-asian="Droid Serif1" style:font-size-asian="11pt" style:font-weight-asian="bold" style:font-name-complex="Droid Serif1" style:font-size-complex="11pt"/>
    </style:style>
    <style:style style:name="T7" style:family="text">
      <style:text-properties fo:font-style="italic" style:font-style-asian="italic"/>
    </style:style>
    <style:style style:name="T8" style:family="text">
      <style:text-properties fo:color="#1155cc" loext:opacity="100%" style:text-underline-style="solid" style:text-underline-width="auto" style:text-underline-color="font-color"/>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style:use-window-font-color="true" loext:opacity="0%"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style>
    <style:style style:name="T11" style:family="text">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General System</text:span></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1">Only roll if the Result is unknown</text:p>
              <text:p text:style-name="P5">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7"><text:span text:style-name="T6">1, 4, 4, 7, 8 , 8</text:span></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7"><text:span text:style-name="T6">1, 4, 4, 7, 8, 10</text:span></text:p>
        <text:p text:style-name="P11">7 and 8 would be counted once, and 10 counted twice, making 4 successes on the roll.</text:p>
        <text:h text:style-name="Heading_20_3" text:outline-level="3">Difficulty</text:h>
        <text:p text:style-name="P6"><text:span text:style-name="T7">Before a roll is performed</text:span>, the Storyteller should determine the <text:span text:style-name="T4">Difficulty</text:span> of the roll--the number of successes that the roll must match or exceed for the action to be considered a success.</text:p>
        <text:list xml:id="list2175800489" text:style-name="WWNum1">
          <text:list-item>
            <text:p text:style-name="P2"><text:span text:style-name="T4">Difficulty 1 (Easy)</text:span>- This task is expected to be passed by a skilled mortal, but there is still a reasonable risk of failing.</text:p>
          </text:list-item>
          <text:list-item>
            <text:p text:style-name="P2"><text:span text:style-name="T4">Difficulty 3 (Typical)</text:span>- This task is challenging to a mere mortal, but a hero is expected to pass it. Picking a lock, calming an irate guardsman, or basic first aid would fall under this category.</text:p>
          </text:list-item>
          <text:list-item>
            <text:p text:style-name="P2"><text:span text:style-name="T4">Difficulty 5</text:span> <text:span text:style-name="T4">(Difficult)</text:span>- Tasks which are daunting fall in this category--climbing a sheer cliff in winds, charming a staunch Dynast with sweet words, or avoiding the bite of a venomous beast.</text:p>
          </text:list-item>
          <text:list-item>
            <text:p text:style-name="P2"><text:span text:style-name="T4">Difficulty 7 (Challenging)</text:span>- Tasks which should be near-impossible for any mortal. Such as noticing things in pitch darkness, or landing on a precise spot hundreds of feet below.</text:p>
          </text:list-item>
          <text:list-item>
            <text:p text:style-name="P2"><text:span text:style-name="T4">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2">Some rolls are not as much concerned with <text:span text:style-name="T7">whether</text:span> the character succeeds, but <text:span text:style-name="T7">by how much</text:span>. This is simply the difference between the total Number of Successes rolled, and the Difficulty.</text:p>
        <text:p text:style-name="P12">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P16"><text:span text:style-name="T7">There are two characters in the scene: a guard and a thief. The guard is keeping watch, and the thief is attempting to sneak past them. The dice pool for the player-controlled thief would be Dexterity + Stealth.</text:span></text:p>
        <text:p text:style-name="P16"><text:span text:style-name="T7">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21" text:outline-level="2">Drawbacks</text:h>
        <text:p text:style-name="Exalted">Exalts can push themselves past their mortal limits and achieve the impossible--but it often comes at a price.</text:p>
        <text:p text:style-name="Exalted">Ater the Player rolls and all effects finalized, the Player may choose to <text:span text:style-name="T4">Take a Drawback</text:span>. In exchange, they gain <text:span text:style-name="T4">+2 successes </text:span>to a roll, or <text:span text:style-name="T4">+1</text:span> <text:span text:style-name="T4">Defense</text:span>. <text:s/>Only one drawback may be taken per action.</text:p>
        <text:p text:style-name="Exalted"><text:span text:style-name="T4">Note: </text:span>Drawbacks cannot be taken for Luck Rolls, Limit Break, Join Battle or anything else that uses a 1d10 as its roll.</text:p>
        <text:p text:style-name="Exalted">A Drawback can be any sort of action that the Storyteller deems to be a proper <text:span text:style-name="T4">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Exalted"><text:span text:style-name="T7">Immediately Limit Break at 10.</text:span></text:p>
        <text:p text:style-name="Exalted">The character gains 1 point of <text:a xlink:type="simple" xlink:href="#_toc164" text:style-name="Internet_20_link" text:visited-style-name="Visited_20_Internet_20_Link"><text:span text:style-name="Internet_20_link"><text:span text:style-name="T8">Limit</text:span></text:span></text:a>, representing the spiritual stress required to do the task.</text:p>
        <text:h text:style-name="Heading_20_3" text:outline-level="3">Wound/Exhaustion</text:h>
        <text:p text:style-name="Exalted"><text:span text:style-name="T7">Cannot take more than (-5) total Wounds/Exhaustions at a time.</text:span></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Exalted"><text:span text:style-name="T7">This Drawback may only be taken once per scene.</text:span></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Botching</text:h>
        <text:p text:style-name="Exalted">If a character fails their action, they may choose to <text:span text:style-name="T7">worsen</text:span> their failure dramatically, as represented by taking a Drawback. In exchange, they will gain a <text:s/><text:a xlink:type="simple" xlink:href="#_toc199" text:style-name="Internet_20_link" text:visited-style-name="Visited_20_Internet_20_Link"><text:span text:style-name="Internet_20_link"><text:span text:style-name="T9">Strife Point</text:span></text:span></text:a>.</text:p>
        <text:p text:style-name="Exalted">If at all possible, the Player should try to include their <text:span text:style-name="T4">Great Curse</text:span> as reasoning for this Botch. <text:s/>Perhaps a prideful character could not help but reveal a secret in their boasting; a compassionate one unable to hide their disgust at conditions of the city when talking to an official.</text:p>
        <text:h text:style-name="P21" text:outline-level="2">Advantages and Disadvantages</text:h>
        <text:p text:style-name="Exalted">The difficulty of an action can be modified by various conditions, whether it be environmental, helpful, or antagonistic. Advantages and Disadvantages are collectively called <text:span text:style-name="T4">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4">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9">Natural Modifiers and Difficulty</text:p>
              <text:p text:style-name="P8">Difficulty is a measure of “Base difficulty + all <text:s/>Disadvantages”. This can often be forgotten when choosing a Difficulty for a task, or when countering specific modifiers.</text:p>
              <text:p text:style-name="P8"/>
              <text:p text:style-name="P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7">Exalted</text:span> encourages wild, ambitious, and perhaps dangerous actions of the characters. When a player describes their character doing a “cool” action, the Storyteller should reward them.</text:p>
        <text:p text:style-name="Exalted">When a player performs a stunt, they get <text:span text:style-name="T4">+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22"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5">The Uniqueness of Player Characters</text:p>
              <text:p text:style-name="P13">Player Characters are unusual in the sheer speed and heights they can reach with Essence. The constant stress and challenge of adventure accelerates the gain of Essence far beyond what is normal in the world of Exalted.</text:p>
              <text:p text:style-name="P13">Non-Player Characters do not follow the same rapid gain of Essence that Player Characters do, and are often constrained and capped, limiting what Essence Rating they can reach based on their circumstances.</text:p>
              <text:p text:style-name="P13">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7">Motes</text:span>. When activating a Power that requires motes of Essence the exalt will drain from their mote pools: <text:span text:style-name="T4">Personal</text:span> and/or <text:span text:style-name="T4">Peripheral.</text:span></text:p>
        <text:p text:style-name="Exalted"><text:span text:style-name="T4">Personal Motes</text:span> <text:s/>are intrinsic to the character. Expenditure of these motes are subtle and do not agitate their anima banner. However, they regain more slowly at a rate of<text:span text:style-name="T4"> 2 Motes per Hour </text:span>of non-strenuous activity.</text:p>
        <text:p text:style-name="Exalted"><text:span text:style-name="T4">Peripheral Motes</text:span> are the character’s ability to manipulate the world immediately surrounding them, channelling it to their will. Using these motes will <text:span text:style-name="T4">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4">Underworld</text:span>, or are filled with antagonistic Essence that cannot be easily drawn inward, like <text:span text:style-name="T4">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233203310844110" text:continue-numbering="true" text:style-name="WWNum1">
          <text:list-item>
            <text:p text:style-name="P2">Shadowlands:<text:tab/><text:tab/>-5</text:p>
          </text:list-item>
          <text:list-item>
            <text:p text:style-name="P2">Underworld: <text:tab/><text:tab/>-10</text:p>
          </text:list-item>
          <text:list-item>
            <text:p text:style-name="P2">The Labyrinth:<text:tab/><text:tab/>-15</text:p>
          </text:list-item>
          <text:list-item>
            <text:p text:style-name="P2">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4">uses Peripheral Motes</text:span>, this energy crackles to life, and their very soul starts to show to the world in the form of the <text:span text:style-name="T4">Anima Banner</text:span>--a display of light that starts as a soft glow and eventually escalates to a towering bonfire of personal iconography and symbols deeply personal to the character.</text:p>
        <text:p text:style-name="P12"><text:span text:style-name="T4">Using enough Peripheral Motes in a single action</text:span> will inflame the anima banner:</text:p>
        <text:list xml:id="list233202954074351" text:continue-numbering="true" text:style-name="WWNum1">
          <text:list-item>
            <text:p text:style-name="P10"><text:span text:style-name="T4">(0m) Dim</text:span><text:tab/>The natural state of the anima. It is invisible to all natural senses, but may be seen by those that can peek into the Spirit Realm.</text:p>
          </text:list-item>
          <text:list-item>
            <text:p text:style-name="P10"><text:span text:style-name="T4">(1-5m) Glowing</text:span><text:tab/>A thin outline of the anima appears around the character, with the respective Caste Mark appearing on their brow. Characters may still disguise and hide their anima through mundane means, such as clothes.</text:p>
          </text:list-item>
          <text:list-item>
            <text:p text:style-name="P10"><text:span text:style-name="T4">(6-10m) Burning</text:span><text:tab/>Essence burns and sheds from the Exalts body, much like the burning of a fire. Hiding the anima at this level is impossible through mundane means.</text:p>
          </text:list-item>
          <text:list-item>
            <text:p text:style-name="P2"><text:span text:style-name="T4">(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_Great_Curse"/>The Great Curse<text:bookmark-end text:name="The_Great_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233201234930786" text:continue-numbering="true" text:style-name="WWNum1">
          <text:list-item>
            <text:p text:style-name="P10"><text:span text:style-name="T4">Solars</text:span> suffer by their own Ego. They are those that tirelessly seek greatness and perfection, and may find others or even themselves not up to the standards they desire.</text:p>
          </text:list-item>
          <text:list-item>
            <text:p text:style-name="P10"><text:span text:style-name="T4">Lunars</text:span> suffer from being trapped between worlds and are conflicted by the unknown. Are they man or beast? A part of society or apart from it? Their form is <text:soft-page-break/>constantly shifting, so who are they really?</text:p>
          </text:list-item>
          <text:list-item>
            <text:p text:style-name="P2"><text:span text:style-name="T4">Abyssals</text:span> have a portion of their self consumed by the void: something that is lost and that can never be reclaimed. It may be their name and relations; their lost vitality; a loss of emotion and feeling.</text:p>
          </text:list-item>
        </text:list>
        <text:p text:style-name="Exalted">Each individual Exaltation book details their Great Curse, but it is important to know that these are all <text:span text:style-name="T7"><text:s/>suggestions</text:span>. So long as a character has a flaw that affects their decision, it is an acceptable Great Curse.</text:p>
        <text:h text:style-name="Heading_20_3" text:outline-level="3">Limit</text:h>
        <text:p text:style-name="Exalted">The stress and wear of an Exalt’s life will build and press upon them, eventually driving them to a breaking point. This is represented by <text:span text:style-name="T4">Limit Points</text:span>.</text:p>
        <text:p text:style-name="Exalted">Ranging from 0-10, <text:span text:style-name="T4">Limit Points</text:span> represent how strained the Exalt is--how much wear and tear their psyche and soul is under.</text:p>
        <text:p text:style-name="Exalted">A character gains limit by:</text:p>
        <text:list xml:id="list233201913186486" text:continue-numbering="true" text:style-name="WWNum1">
          <text:list-item>
            <text:p text:style-name="P14">Choosing it as a Drawback.</text:p>
          </text:list-item>
          <text:list-item>
            <text:p text:style-name="P14">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2">If the character reaches <text:span text:style-name="T4">10 Limit</text:span>, or if they fail on their <text:span text:style-name="T4">Limit Trigger</text:span>, the character will enter into a <text:span text:style-name="T4">Limit Break.</text:span></text:p>
        <text:p text:style-name="P12">At the end of a Limit Break, reset to 0 Limit.</text:p>
        <table:table table:name="Table4" table:style-name="Table4">
          <table:table-column table:style-name="Table4.A"/>
          <table:table-row table:style-name="Table4.1">
            <table:table-cell table:style-name="Table4.A1" office:value-type="string">
              <text:p text:style-name="P9">The Calming Effect of Time</text:p>
              <text:p text:style-name="P8">Typically, Limit <text:span text:style-name="T7">only</text:span> resets after a Limit Break. <text:s/>However, long spans of rest, meditation, and peace may ease the Exalt down from their stressed life.</text:p>
              <text:p text:style-name="P8"/>
              <text:p text:style-name="P8">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4"> inflame</text:span> their Great Curse. This is called the <text:span text:style-name="T4">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4">under</text:span> the current Limit, the Character enters a <text:span text:style-name="T4">Limit Break</text:span>.</text:p>
        <text:h text:style-name="Heading_20_3" text:outline-level="3">Limit Break</text:h>
        <text:p text:style-name="Exalted">When a character <text:span text:style-name="T4">Limit Breaks, </text:span>they lose all perspective on anything that does not align with their <text:span text:style-name="T4">Great Curse</text:span> and will make active and considered effort to fulfill it, damn the consequences. </text:p>
        <text:p text:style-name="Exalted">A character Limit Breaking does not lose their faculties, nor do they forget their Intimacies--but those are simply <text:span text:style-name="T7">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9">Ticking Time Bomb</text:p>
              <text:p text:style-name="P8">There will be occasions when a character enters Limit Break, but turning it into a Limit Break Scene just doesn’t fit--it occurred during a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7">too </text:span>long.</text:p>
            </table:table-cell>
          </table:table-row>
        </table:table>
        <text:h text:style-name="Heading_20_2" text:outline-level="2">Strifes</text:h>
        <text:p text:style-name="Exalted">The world of Creation will push even the mighty Exalted to the brink, and in those moments of desperation, forcing them to delve into reserves they did not know they had. <text:s/>This moment is called a <text:span text:style-name="T4">Strife</text:span>.</text:p>
        <text:p text:style-name="Exalted">Players are restricted to keeping no more than <text:span text:style-name="T4">5 Strife Points </text:span>at a time. <text:s/>If Strife is gained above this limit, it must immediately be spent in the Scene or be lost.</text:p>
        <text:h text:style-name="P23" text:outline-level="3">Using Strife</text:h>
        <text:h text:style-name="P24" text:outline-level="4">Strife Expression</text:h>
        <text:p text:style-name="Exalted">Each Exalt and their Caste, has a unique <text:span text:style-name="T4">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4" text:outline-level="4">Turn the Scene</text:h>
        <text:p text:style-name="Exalted">In addition to their Exalt and Caste Strife Expressions, all players may use a strife point to <text:span text:style-name="T4">Turn the Scene</text:span> (typically in their Favor.)</text:p>
        <text:p text:style-name="Exalted">There is no roll required: the Player describes the actions their character does, and it simply happens.</text:p>
        <text:p text:style-name="P12"><text:soft-page-break/>So long as a character <text:span text:style-name="T7">should</text:span> be able to do something, and it is <text:span text:style-name="T7">cool</text:span> for them to do so, it <text:span text:style-name="T7">does.</text:span> In this way, Turning the Scene can be thought of as a more powerful Stunt.</text:p>
        <text:p text:style-name="P12">There are a few guiding restrictions to keep in mind, similar to a Stunt:</text:p>
        <text:list xml:id="list233201869421061" text:continue-numbering="true" text:style-name="WWNum1">
          <text:list-item>
            <text:p text:style-name="P14">Other character’s actions cannot be dictated: only those under control of the Player’s.</text:p>
          </text:list-item>
          <text:list-item>
            <text:p text:style-name="P14">The Action cannot <text:span text:style-name="T7">directly</text:span> solve the scene; it can only assist and guide it.</text:p>
          </text:list-item>
          <text:list-item>
            <text:p text:style-name="P14">The Action should flow naturally from the character--a Solar cannot suddenly shapeshift, for example.</text:p>
          </text:list-item>
        </text:list>
        <text:h text:style-name="P25" text:outline-level="6">Example 1</text:h>
        <text:p text:style-name="P17"><text:span text:style-name="T10">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span></text:p>
        <text:p text:style-name="P18">“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25" text:outline-level="6">Example 2</text:h>
        <text:p text:style-name="P19"><text:span text:style-name="T7">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span></text:p>
        <text:p text:style-name="P18">“He’s going to use Sorcery to pull up water from the ground.” <text:s/>In this situation, the problem being addressed is exhaustion or avoiding a bad decision--preventing a negative.</text:p>
        <text:h text:style-name="P25" text:outline-level="6">Example 3</text:h>
        <text:p text:style-name="P19"><text:span text:style-name="T7">The Crafter analyzes the complex door in front of them, which is blocking their way, the code shifting and twisting before their eyes. “I can simply craft a new key to the puzzle. Hold on for a moment.”</text:span></text:p>
        <text:p text:style-name="P18">“The door is locked? I can just open it with crafting.” Is <text:span text:style-name="T4">bad </text:span>because the main objective of this scene is to get past the door blocking their path. In a different scene where the door was not the main obstacle, this <text:span text:style-name="T7">might</text:span> be acceptable. <text:s/>Instead, an alteration can be suggested:</text:p>
        <text:p text:style-name="P19"><text:span text:style-name="T7"><text:s/>The Crafter analyzes the shifting patterns of the door, then with a swift kick, lodges one of the panels shut, stopping the patterns from constantly moving. “There, that should be easier to read now.”</text:span></text:p>
        <text:p text:style-name="P18">“The puzzle glyphs are moving? I’m going to jam them down so it lowers the difficulty.”</text:p>
        <text:h text:style-name="P23" text:outline-level="3">Gaining Strife</text:h>
        <text:p text:style-name="Exalted">Strife may be gained through two ways: <text:span text:style-name="T4">Botches </text:span>and <text:span text:style-name="T4">Scene Complications</text:span>.</text:p>
        <text:p text:style-name="Exalted"><text:a xlink:type="simple" xlink:href="#_toc77" text:style-name="Internet_20_link" text:visited-style-name="Visited_20_Internet_20_Link"><text:span text:style-name="Internet_20_link"><text:span text:style-name="T8">Botches</text:span></text:span></text:a> are Player-driven choices to drive their character's failure into a <text:span text:style-name="T7">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5">Rejecting Strife</text:p>
              <text:p text:style-name="P13">Players, by accepting the Strife, are giving up their ability to change the course of the event.</text:p>
              <text:p text:style-name="P13">They have the option of refusing to take the Strife Point, defying the Storyteller's influence. (This must be an all-or-nothing decision between all Players receiving the Strife--all must reject, or else all must accept.)</text:p>
              <text:p text:style-name="P13">If this happens, the Storyteller must let the Player Characters challenge the event in a fair manner.</text:p>
              <text:p text:style-name="P13">The Storyteller should also take care not to <text:span text:style-name="T7">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4">Complication</text:span> is a tool for the Storyteller to inject danger, twists, and story momentum into the Story--<text:span text:style-name="T7">without Player Characters being able to meaningfully react.</text:span> (The Characters will almost certainly react, but the outcome is a forgone conclusion.)</text:p>
        <text:p text:style-name="Exalted">In other words, while Players can spend Strife to Turn the Scene in their <text:span text:style-name="T7">favor</text:span>, Storytellers can give Strife to Turn the Scene <text:span text:style-name="T7">against</text:span> the Players--not simply describe challenges or consequences of actions.</text:p>
        <text:p text:style-name="Exalted">The Storyteller gifts a Strife Point to all Players who are affected by this event--and this single Strife Point guarantees the <text:span text:style-name="T7">outcome</text:span> of the event in the Scene, no matter how many attempts are made.</text:p>
        <text:p text:style-name="Exalted"><text:span text:style-name="T4">Examples:</text:span></text:p>
        <text:list xml:id="list233203098385935" text:continue-numbering="true" text:style-name="WWNum1">
          <text:list-item>
            <text:p text:style-name="P14">An Antagonist group escapes after their defeat in a fight, slipping the bonds or escaping pursuit.</text:p>
          </text:list-item>
          <text:list-item>
            <text:p text:style-name="P14">The Caves the Party is in start rumbling, warning of an imminent collapse in but two short Rounds.</text:p>
          </text:list-item>
          <text:list-item>
            <text:p text:style-name="P14">A source of information shoots down interrogation <text:soft-page-break/>techniques, refusing to divulge important details.</text:p>
          </text:list-item>
        </text:list>
        <text:p text:style-name="Exalted">The main source of Strife is gained by players choosing to <text:span text:style-name="T4">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7">Scene</text:span>, for example.<text:tab/></text:p>
        <text:list xml:id="list233202591129745" text:continue-numbering="true" text:style-name="WWNum1">
          <text:list-item>
            <text:p text:style-name="P10"><text:span text:style-name="T4">Round</text:span><text:tab/>How long it takes for all characters to <text:s/>each perform a set of Actions, typically in Combat or an Encounter.</text:p>
          </text:list-item>
          <text:list-item>
            <text:p text:style-name="P10"><text:span text:style-name="T4">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10"><text:span text:style-name="T4">Session</text:span><text:tab/> A single sitting of when Players begin and end roleplaying, spanning an entire night.</text:p>
          </text:list-item>
          <text:list-item>
            <text:p text:style-name="P10"><text:span text:style-name="T4">Story</text:span><text:tab/>Several sessions that form a full narrative arch: from establishing a threat to reaching the resolution.</text:p>
          </text:list-item>
          <text:list-item>
            <text:p text:style-name="P2"><text:span text:style-name="T4">Chronicle</text:span><text:tab/>A complete game, encompassing all the stories relevant to a set of characters.</text:p>
          </text:list-item>
        </text:list>
        <text:h text:style-name="Heading_20_2" text:outline-level="2">Magnitudes</text:h>
        <text:p text:style-name="Exalted"><text:span text:style-name="T7">Exalted</text:span> is styled in more of a cinematic, broad-sweeping style game rather than a precise simulation wargame. Instead of detailing out every person, time frame, or area, it will instead deal with measures of <text:span text:style-name="T7">magnitude.</text:span></text:p>
        <text:p text:style-name="Exalted">Some Powers will declare an increase (or decrease) in a <text:span text:style-name="T7">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9">Group Magnitudes</text:p>
            </table:table-cell>
            <table:covered-table-cell/>
            <table:covered-table-cell/>
            <table:covered-table-cell/>
          </table:table-row>
          <table:table-row table:style-name="Table7.1">
            <table:table-cell table:style-name="Table7.A2" office:value-type="string">
              <text:p text:style-name="P31">Scale</text:p>
            </table:table-cell>
            <table:table-cell table:style-name="Table7.B2" office:value-type="string">
              <text:p text:style-name="P31">Population</text:p>
            </table:table-cell>
            <table:table-cell table:style-name="Table7.C2" office:value-type="string">
              <text:p text:style-name="P31">Name</text:p>
            </table:table-cell>
            <table:table-cell table:style-name="Table7.D2" office:value-type="string">
              <text:p text:style-name="P31">Military Designation</text:p>
            </table:table-cell>
          </table:table-row>
          <table:table-row table:style-name="Table7.1">
            <table:table-cell table:style-name="Table7.A3" office:value-type="string">
              <text:p text:style-name="P27">0</text:p>
            </table:table-cell>
            <table:table-cell table:style-name="Table7.B3" office:value-type="string">
              <text:p text:style-name="P27">1</text:p>
            </table:table-cell>
            <table:table-cell table:style-name="Table7.B3" office:value-type="string">
              <text:p text:style-name="P27">Individual</text:p>
            </table:table-cell>
            <table:table-cell table:style-name="Table7.A3" office:value-type="string">
              <text:p text:style-name="P27">-</text:p>
            </table:table-cell>
          </table:table-row>
          <table:table-row table:style-name="Table7.1">
            <table:table-cell table:style-name="Table7.A4" office:value-type="string">
              <text:p text:style-name="P27">1</text:p>
            </table:table-cell>
            <table:table-cell table:style-name="Table7.B4" office:value-type="string">
              <text:p text:style-name="P27">10</text:p>
            </table:table-cell>
            <table:table-cell table:style-name="Table7.C4" office:value-type="string">
              <text:p text:style-name="P27">Party/Group</text:p>
            </table:table-cell>
            <table:table-cell table:style-name="Table7.D4" office:value-type="string">
              <text:p text:style-name="P27">Squad</text:p>
            </table:table-cell>
          </table:table-row>
          <table:table-row table:style-name="Table7.1">
            <table:table-cell table:style-name="Table7.A3" office:value-type="string">
              <text:p text:style-name="P27">2</text:p>
            </table:table-cell>
            <table:table-cell table:style-name="Table7.B3" office:value-type="string">
              <text:p text:style-name="P27">50</text:p>
            </table:table-cell>
            <table:table-cell table:style-name="Table7.B3" office:value-type="string">
              <text:p text:style-name="P27">Crowd</text:p>
            </table:table-cell>
            <table:table-cell table:style-name="Table7.A3" office:value-type="string">
              <text:p text:style-name="P27">Troop</text:p>
            </table:table-cell>
          </table:table-row>
          <table:table-row table:style-name="Table7.1">
            <table:table-cell table:style-name="Table7.A6" office:value-type="string">
              <text:p text:style-name="P27">3</text:p>
            </table:table-cell>
            <table:table-cell table:style-name="Table7.B6" office:value-type="string">
              <text:p text:style-name="P27">100</text:p>
            </table:table-cell>
            <table:table-cell table:style-name="Table7.C6" office:value-type="string">
              <text:p text:style-name="P27">Hamlet</text:p>
            </table:table-cell>
            <table:table-cell table:style-name="Table7.D6" office:value-type="string">
              <text:p text:style-name="P27">Company</text:p>
            </table:table-cell>
          </table:table-row>
          <table:table-row table:style-name="Table7.1">
            <table:table-cell table:style-name="Table7.A3" office:value-type="string">
              <text:p text:style-name="P27">4</text:p>
            </table:table-cell>
            <table:table-cell table:style-name="Table7.B3" office:value-type="string">
              <text:p text:style-name="P27">500</text:p>
            </table:table-cell>
            <table:table-cell table:style-name="Table7.B3" office:value-type="string">
              <text:p text:style-name="P27">Village</text:p>
            </table:table-cell>
            <table:table-cell table:style-name="Table7.A3" office:value-type="string">
              <text:p text:style-name="P27">Battalion</text:p>
            </table:table-cell>
          </table:table-row>
          <table:table-row table:style-name="Table7.1">
            <table:table-cell table:style-name="Table7.A8" office:value-type="string">
              <text:p text:style-name="P27">5</text:p>
            </table:table-cell>
            <table:table-cell table:style-name="Table7.B8" office:value-type="string">
              <text:p text:style-name="P27">1,000</text:p>
            </table:table-cell>
            <table:table-cell table:style-name="Table7.C8" office:value-type="string">
              <text:p text:style-name="P27">Town</text:p>
            </table:table-cell>
            <table:table-cell table:style-name="Table7.D8" office:value-type="string">
              <text:p text:style-name="P27">Regiment</text:p>
            </table:table-cell>
          </table:table-row>
          <table:table-row table:style-name="Table7.1">
            <table:table-cell table:style-name="Table7.A3" office:value-type="string">
              <text:p text:style-name="P27">6</text:p>
            </table:table-cell>
            <table:table-cell table:style-name="Table7.B3" office:value-type="string">
              <text:p text:style-name="P27">10,000</text:p>
            </table:table-cell>
            <table:table-cell table:style-name="Table7.B3" office:value-type="string">
              <text:p text:style-name="P27">City</text:p>
            </table:table-cell>
            <table:table-cell table:style-name="Table7.A3" office:value-type="string">
              <text:p text:style-name="P27">Army</text:p>
            </table:table-cell>
          </table:table-row>
          <table:table-row table:style-name="Table7.1">
            <table:table-cell table:style-name="Table7.A10" office:value-type="string">
              <text:p text:style-name="P27">7</text:p>
            </table:table-cell>
            <table:table-cell table:style-name="Table7.B10" office:value-type="string">
              <text:p text:style-name="P27">100,000</text:p>
            </table:table-cell>
            <table:table-cell table:style-name="Table7.C10" office:value-type="string">
              <text:p text:style-name="P27">Prefecture</text:p>
            </table:table-cell>
            <table:table-cell table:style-name="Table7.D10" office:value-type="string">
              <text:p text:style-name="P27">-</text:p>
            </table:table-cell>
          </table:table-row>
          <table:table-row table:style-name="Table7.1">
            <table:table-cell table:style-name="Table7.A11" office:value-type="string">
              <text:p text:style-name="P27">8</text:p>
            </table:table-cell>
            <table:table-cell table:style-name="Table7.B11" office:value-type="string">
              <text:p text:style-name="P27">1,000,000</text:p>
            </table:table-cell>
            <table:table-cell table:style-name="Table7.C11" office:value-type="string">
              <text:p text:style-name="P27">Province</text:p>
            </table:table-cell>
            <table:table-cell table:style-name="Table7.D11" office:value-type="string">
              <text:p text:style-name="P27">-</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30">Time Magnitudes</text:p>
            </table:table-cell>
            <table:covered-table-cell/>
          </table:table-row>
          <table:table-row table:style-name="Table8.1">
            <table:table-cell table:style-name="Table8.A2" office:value-type="string">
              <text:p text:style-name="P32">Scale</text:p>
            </table:table-cell>
            <table:table-cell table:style-name="Table8.B2" office:value-type="string">
              <text:p text:style-name="P31">Name</text:p>
            </table:table-cell>
          </table:table-row>
          <table:table-row table:style-name="Table8.1">
            <table:table-cell table:style-name="Table8.A3" office:value-type="string">
              <text:p text:style-name="P28">0</text:p>
            </table:table-cell>
            <table:table-cell table:style-name="Table8.A3" office:value-type="string">
              <text:p text:style-name="P27">Second (Instant)</text:p>
            </table:table-cell>
          </table:table-row>
          <table:table-row table:style-name="Table8.1">
            <table:table-cell table:style-name="Table8.A4" office:value-type="string">
              <text:p text:style-name="P28">1</text:p>
            </table:table-cell>
            <table:table-cell table:style-name="Table8.B4" office:value-type="string">
              <text:p text:style-name="P27">Minute (Moment)</text:p>
            </table:table-cell>
          </table:table-row>
          <table:table-row table:style-name="Table8.1">
            <table:table-cell table:style-name="Table8.A3" office:value-type="string">
              <text:p text:style-name="P28">2</text:p>
            </table:table-cell>
            <table:table-cell table:style-name="Table8.A3" office:value-type="string">
              <text:p text:style-name="P27">Hour</text:p>
            </table:table-cell>
          </table:table-row>
          <table:table-row table:style-name="Table8.1">
            <table:table-cell table:style-name="Table8.A6" office:value-type="string">
              <text:p text:style-name="P28">3</text:p>
            </table:table-cell>
            <table:table-cell table:style-name="Table8.B6" office:value-type="string">
              <text:p text:style-name="P27">Day</text:p>
            </table:table-cell>
          </table:table-row>
          <table:table-row table:style-name="Table8.1">
            <table:table-cell table:style-name="Table8.A3" office:value-type="string">
              <text:p text:style-name="P28">4</text:p>
            </table:table-cell>
            <table:table-cell table:style-name="Table8.A3" office:value-type="string">
              <text:p text:style-name="P27">Week</text:p>
            </table:table-cell>
          </table:table-row>
          <table:table-row table:style-name="Table8.1">
            <table:table-cell table:style-name="Table8.A8" office:value-type="string">
              <text:p text:style-name="P28">5</text:p>
            </table:table-cell>
            <table:table-cell table:style-name="Table8.B8" office:value-type="string">
              <text:p text:style-name="P27">Month</text:p>
            </table:table-cell>
          </table:table-row>
          <table:table-row table:style-name="Table8.1">
            <table:table-cell table:style-name="Table8.A3" office:value-type="string">
              <text:p text:style-name="P28">6</text:p>
            </table:table-cell>
            <table:table-cell table:style-name="Table8.A3" office:value-type="string">
              <text:p text:style-name="P27">Season</text:p>
            </table:table-cell>
          </table:table-row>
          <table:table-row table:style-name="Table8.1">
            <table:table-cell table:style-name="Table8.A10" office:value-type="string">
              <text:p text:style-name="P28">7</text:p>
            </table:table-cell>
            <table:table-cell table:style-name="Table8.B10" office:value-type="string">
              <text:p text:style-name="P27">Year</text:p>
            </table:table-cell>
          </table:table-row>
          <table:table-row table:style-name="Table8.1">
            <table:table-cell table:style-name="Table8.A11" office:value-type="string">
              <text:p text:style-name="P28">8</text:p>
            </table:table-cell>
            <table:table-cell table:style-name="Table8.B11" office:value-type="string">
              <text:p text:style-name="P27">Decade</text:p>
            </table:table-cell>
          </table:table-row>
          <table:table-row table:style-name="Table8.1">
            <table:table-cell table:style-name="Table8.A12" office:value-type="string">
              <text:p text:style-name="P27">9</text:p>
            </table:table-cell>
            <table:table-cell table:style-name="Table8.B12" office:value-type="string">
              <text:p text:style-name="P27">Century</text:p>
            </table:table-cell>
          </table:table-row>
        </table:table>
        <text:p text:style-name="P2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1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3:01:25</dc:date>
    <meta:editing-cycles>13</meta:editing-cycles>
    <dc:title>General System</dc:title>
    <meta:editing-duration>PT15M</meta:editing-duration>
    <meta:generator>LibreOffice/7.0.2.2$Windows_X86_64 LibreOffice_project/8349ace3c3162073abd90d81fd06dcfb6b36b994</meta:generator>
    <meta:document-statistic meta:table-count="8" meta:image-count="0" meta:object-count="0" meta:page-count="7" meta:paragraph-count="262" meta:word-count="4381" meta:character-count="25635" meta:non-whitespace-character-count="21525"/>
  </office:meta>
</office:document-meta>
</file>